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table:number-columns-repeated="2" table:style-name="ce1"/>
          <table:table-cell office:value-type="string" table:style-name="ce1">
            <text:p>R1</text:p>
          </table:table-cell>
          <table:table-cell office:value-type="string" table:style-name="ce1">
            <text:p>1 K oh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requency</text:p>
          </table:table-cell>
          <table:table-cell office:value-type="string" table:style-name="ce1">
            <text:p>R2 (k ohm)</text:p>
          </table:table-cell>
          <table:table-cell office:value-type="string" table:style-name="ce1">
            <text:p>Input (V p-p)</text:p>
          </table:table-cell>
          <table:table-cell office:value-type="string" table:style-name="ce1">
            <text:p>Output (V p-p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 KHz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1.8" table:style-name="ce1">
            <text:p>21.8</text:p>
          </table:table-cell>
          <table:table-cell office:value-type="float" office:value="10.9" table:formula="of:=[.D3]/2" table:style-name="ce1">
            <text:p>10.9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1" table:formula="of:=[.D4]/2" table:style-name="ce1">
            <text:p>0.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22.8" table:style-name="ce1">
            <text:p>22.8</text:p>
          </table:table-cell>
          <table:table-cell office:value-type="float" office:value="11.4" table:formula="of:=[.D5]/2" table:style-name="ce1">
            <text:p>11.4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4.4000000000000004" table:formula="of:=[.D6]/2" table:style-name="ce1">
            <text:p>4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0 KHz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.58" table:style-name="ce1">
            <text:p>1.58</text:p>
          </table:table-cell>
          <table:table-cell office:value-type="float" office:value="0.79" table:formula="of:=[.D7]/2" table:style-name="ce1">
            <text:p>0.79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0.186" table:style-name="ce1">
            <text:p>0.186</text:p>
          </table:table-cell>
          <table:table-cell office:value-type="float" office:value="9.2999999999999999E-2" table:formula="of:=[.D8]/2" table:style-name="ce1">
            <text:p>0.093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1.84" table:style-name="ce1">
            <text:p>1.84</text:p>
          </table:table-cell>
          <table:table-cell office:value-type="float" office:value="0.92" table:formula="of:=[.D9]/2" table:style-name="ce1">
            <text:p>0.92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1.2" table:style-name="ce1">
            <text:p>1.2</text:p>
          </table:table-cell>
          <table:table-cell office:value-type="float" office:value="0.6" table:formula="of:=[.D10]/2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0 KHz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.8" table:style-name="ce1">
            <text:p>1.8</text:p>
          </table:table-cell>
          <table:table-cell office:value-type="float" office:value="0.9" table:formula="of:=[.D11]/2" table:style-name="ce1">
            <text:p>0.9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0.17799999999999999" table:style-name="ce1">
            <text:p>0.178</text:p>
          </table:table-cell>
          <table:table-cell office:value-type="float" office:value="8.8999999999999996E-2" table:formula="of:=[.D12]/2" table:style-name="ce1">
            <text:p>0.089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3.52" table:style-name="ce1">
            <text:p>3.52</text:p>
          </table:table-cell>
          <table:table-cell office:value-type="float" office:value="1.76" table:formula="of:=[.D13]/2" table:style-name="ce1">
            <text:p>1.76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2.42" table:style-name="ce1">
            <text:p>2.42</text:p>
          </table:table-cell>
          <table:table-cell office:value-type="float" office:value="1.21" table:formula="of:=[.D14]/2" table:style-name="ce1">
            <text:p>1.2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ART B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1</text:p>
          </table:table-cell>
          <table:table-cell office:value-type="string" table:style-name="ce1">
            <text:p>1 K oh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requency</text:p>
          </table:table-cell>
          <table:table-cell office:value-type="string" table:style-name="ce1">
            <text:p>R2 (k ohm)</text:p>
          </table:table-cell>
          <table:table-cell office:value-type="string" table:style-name="ce1">
            <text:p>Input (V p-p)</text:p>
          </table:table-cell>
          <table:table-cell office:value-type="string" table:style-name="ce1">
            <text:p>Output (V p-p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 KHz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8.2" table:style-name="ce1">
            <text:p>18.2</text:p>
          </table:table-cell>
          <table:table-cell office:value-type="float" office:value="9.1" table:formula="of:=[.D19]/2" table:style-name="ce1">
            <text:p>9.1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1.7" table:style-name="ce1">
            <text:p>1.7</text:p>
          </table:table-cell>
          <table:table-cell office:value-type="float" office:value="0.85" table:formula="of:=[.D20]/2" table:style-name="ce1">
            <text:p>0.8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22.8" table:style-name="ce1">
            <text:p>22.8</text:p>
          </table:table-cell>
          <table:table-cell office:value-type="float" office:value="11.4" table:formula="of:=[.D21]/2" table:style-name="ce1">
            <text:p>11.4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7.84" table:style-name="ce1">
            <text:p>7.84</text:p>
          </table:table-cell>
          <table:table-cell office:value-type="float" office:value="3.92" table:formula="of:=[.D22]/2" table:style-name="ce1">
            <text:p>3.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0 KHz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.76" table:style-name="ce1">
            <text:p>1.76</text:p>
          </table:table-cell>
          <table:table-cell office:value-type="float" office:value="0.88" table:formula="of:=[.D23]/2" table:style-name="ce1">
            <text:p>0.88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0.91200000000000003" table:style-name="ce1">
            <text:p>0.912</text:p>
          </table:table-cell>
          <table:table-cell office:value-type="float" office:value="0.45600000000000002" table:formula="of:=[.D24]/2" table:style-name="ce1">
            <text:p>0.45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1.84" table:style-name="ce1">
            <text:p>1.84</text:p>
          </table:table-cell>
          <table:table-cell office:value-type="float" office:value="0.92" table:formula="of:=[.D25]/2" table:style-name="ce1">
            <text:p>0.92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1.26" table:style-name="ce1">
            <text:p>1.26</text:p>
          </table:table-cell>
          <table:table-cell office:value-type="float" office:value="0.63" table:formula="of:=[.D26]/2" table:style-name="ce1">
            <text:p>0.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0 KHz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.6" table:style-name="ce1">
            <text:p>2.6</text:p>
          </table:table-cell>
          <table:table-cell office:value-type="float" office:value="1.3" table:formula="of:=[.D27]/2" table:style-name="ce1">
            <text:p>1.3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1.17" table:style-name="ce1">
            <text:p>1.17</text:p>
          </table:table-cell>
          <table:table-cell office:value-type="float" office:value="0.58499999999999996" table:formula="of:=[.D28]/2" table:style-name="ce1">
            <text:p>0.58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3.48" table:style-name="ce1">
            <text:p>3.48</text:p>
          </table:table-cell>
          <table:table-cell office:value-type="float" office:value="1.74" table:formula="of:=[.D29]/2" table:style-name="ce1">
            <text:p>1.74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1.1599999999999999" table:formula="of:=[.D30]/2" table:style-name="ce1">
            <text:p>1.16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PART 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put 1</text:p>
          </table:table-cell>
          <table:table-cell office:value-type="string" table:style-name="ce1">
            <text:p>Input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 KHz</text:p>
          </table:table-cell>
          <table:table-cell office:value-type="string" table:style-name="ce1">
            <text:p>5 KHz</text:p>
          </table:table-cell>
          <table:table-cell table:number-columns-repeated="16382"/>
        </table:table-row>
        <table:table-row table:number-rows-repeated="1048541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User</dc:creator>
    <meta:creation-date>2018-03-10T11:57:51Z</meta:creation-date>
    <dc:date>2018-05-03T01:57:18Z</dc:date>
    <meta:editing-cycles>5</meta:editing-cycles>
    <meta:editing-duration>PT993S</meta:editing-duration>
  </office:meta>
</office:document-meta>
</file>